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lainBlackWide" svg:font-family="PlainBlackWide"/>
    <style:font-face style:name="Droid Serif" svg:font-family="'Droid Serif'" style:font-family-generic="roman"/>
    <style:font-face style:name="Georgia" svg:font-family="Georgia" style:font-family-generic="roman"/>
    <style:font-face style:name="FreeSans1" svg:font-family="FreeSans" style:font-family-generic="swiss"/>
    <style:font-face style:name="DejaVu Serif" svg:font-family="'DejaVu Serif'" style:font-adornments="Book" style:font-family-generic="roman" style:font-pitch="variable"/>
    <style:font-face style:name="Droid Serif1" svg:font-family="'Droid Serif'" style:font-adornments="Bold" style:font-family-generic="roman" style:font-pitch="variable"/>
    <style:font-face style:name="Droid Serif2" svg:font-family="'Droid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809in" style:rel-column-width="17119*"/>
    </style:style>
    <style:style style:name="Table1.B" style:family="table-column">
      <style:table-column-properties style:column-width="5.116in" style:rel-column-width="48416*"/>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1.809in" style:rel-column-width="17119*"/>
    </style:style>
    <style:style style:name="Table2.B" style:family="table-column">
      <style:table-column-properties style:column-width="5.116in" style:rel-column-width="48416*"/>
    </style:style>
    <style:style style:name="P1" style:family="paragraph" style:parent-style-name="Standard">
      <style:text-properties officeooo:rsid="00039999" officeooo:paragraph-rsid="00039999"/>
    </style:style>
    <style:style style:name="P2" style:family="paragraph" style:parent-style-name="Standard">
      <style:paragraph-properties fo:orphans="0" fo:widows="0"/>
      <style:text-properties fo:color="#000000" style:font-name="Georgia" fo:font-size="10pt" fo:language="es" fo:country="ES" fo:font-style="normal" fo:font-weight="normal" officeooo:paragraph-rsid="00042cd2" style:font-size-asian="10pt" style:font-style-asian="normal" style:font-weight-asian="normal"/>
    </style:style>
    <style:style style:name="P3" style:family="paragraph" style:parent-style-name="Standard">
      <style:paragraph-properties fo:orphans="0" fo:widows="0"/>
      <style:text-properties fo:color="#000000" style:font-name="Georgia" fo:font-size="10pt" fo:language="es" fo:country="ES" fo:font-style="normal" style:text-underline-style="none" fo:font-weight="normal" officeooo:paragraph-rsid="00042cd2" style:font-size-asian="10pt" style:font-style-asian="normal" style:font-weight-asian="normal"/>
    </style:style>
    <style:style style:name="P4" style:family="paragraph" style:parent-style-name="Standard">
      <style:paragraph-properties fo:orphans="0" fo:widows="0"/>
      <style:text-properties officeooo:rsid="01afd6ad" officeooo:paragraph-rsid="00042cd2"/>
    </style:style>
    <style:style style:name="P5" style:family="paragraph" style:parent-style-name="Standard">
      <style:paragraph-properties fo:orphans="0" fo:widows="0"/>
      <style:text-properties officeooo:paragraph-rsid="00042cd2"/>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4925in" fo:margin-right="0in" fo:text-indent="0in" style:auto-text-indent="false"/>
      <style:text-properties officeooo:rsid="00039999" officeooo:paragraph-rsid="00039999"/>
    </style:style>
    <style:style style:name="P8" style:family="paragraph" style:parent-style-name="Standard" style:list-style-name="L1">
      <style:text-properties officeooo:rsid="00039999" officeooo:paragraph-rsid="00039999"/>
    </style:style>
    <style:style style:name="P9" style:family="paragraph" style:parent-style-name="Standard" style:list-style-name="L2">
      <style:text-properties officeooo:rsid="00039999" officeooo:paragraph-rsid="0003a71d"/>
    </style:style>
    <style:style style:name="P10" style:family="paragraph" style:parent-style-name="Standard" style:list-style-name="L2">
      <style:text-properties officeooo:rsid="00039999" officeooo:paragraph-rsid="00042cd2"/>
    </style:style>
    <style:style style:name="T1" style:family="text">
      <style:text-properties officeooo:rsid="01afd6ad"/>
    </style:style>
    <style:style style:name="T2" style:family="text">
      <style:text-properties officeooo:rsid="01b08cd4"/>
    </style:style>
    <style:style style:name="T3" style:family="text">
      <style:text-properties officeooo:rsid="01af1777"/>
    </style:style>
    <style:style style:name="T4" style:family="text">
      <style:text-properties fo:color="#0000ff" fo:language="es" fo:country="GT" fo:font-style="normal" style:text-underline-style="solid" style:text-underline-width="auto" style:text-underline-color="font-color" fo:font-weight="normal" officeooo:rsid="01b08cd4" style:font-style-asian="normal" style:font-weight-asian="normal"/>
    </style:style>
    <style:style style:name="T5" style:family="text">
      <style:text-properties officeooo:rsid="01af8756"/>
    </style:style>
    <style:style style:name="T6" style:family="text">
      <style:text-properties officeooo:rsid="000807a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anta Biblia Versión Reina-Valera <text:span text:style-name="T1">Gómez</text:span> 2010</text:h>
      <text:p text:style-name="P4"/>
      <text:p text:style-name="P6">Datos Bibliográficos</text:p>
      <table:table table:name="Table1" table:style-name="Table1">
        <table:table-column table:style-name="Table1.A"/>
        <table:table-column table:style-name="Table1.B"/>
        <table:table-row>
          <table:table-cell table:style-name="Table1.A1" office:value-type="string">
            <text:p text:style-name="Standard">Título:</text:p>
          </table:table-cell>
          <table:table-cell table:style-name="Table1.A1" office:value-type="string">
            <text:p text:style-name="Standard">La Santa Biblia: versión Reina-Valera <text:s/><text:span text:style-name="T2">Gómez 2010</text:span> </text:p>
          </table:table-cell>
        </table:table-row>
        <table:table-row>
          <table:table-cell table:style-name="Table1.A1" office:value-type="string">
            <text:p text:style-name="Standard"><text:span text:style-name="T3">Contaco</text:span>:</text:p>
          </table:table-cell>
          <table:table-cell table:style-name="Table1.A1" office:value-type="string">
            <text:p text:style-name="Standard">Shane Rice</text:p>
          </table:table-cell>
        </table:table-row>
        <table:table-row>
          <table:table-cell table:style-name="Table1.A1" office:value-type="string">
            <text:p text:style-name="Standard">Editorial:</text:p>
          </table:table-cell>
          <table:table-cell table:style-name="Table1.A1" office:value-type="string">
            <text:p text:style-name="Standard">Reina-Valera Gómez</text:p>
          </table:table-cell>
        </table:table-row>
        <table:table-row>
          <table:table-cell table:style-name="Table1.A1" office:value-type="string">
            <text:p text:style-name="Standard">Copyright:</text:p>
          </table:table-cell>
          <table:table-cell table:style-name="Table1.A1" office:value-type="string">
            <text:p text:style-name="Standard"><text:span text:style-name="T2">Licensed under:<text:line-break/></text:span><text:a xlink:type="simple" xlink:href="https://creativecommons.org/licenses/by-nc-nd/3.0/"><text:span text:style-name="T2">Creative Commons Attribution-NonCommercial-NoDerivs 3.0 Unported License.</text:span></text:a></text:p>
          </table:table-cell>
        </table:table-row>
        <table:table-row>
          <table:table-cell table:style-name="Table1.A1" office:value-type="string">
            <text:p text:style-name="Standard">Propietario:</text:p>
          </table:table-cell>
          <table:table-cell table:style-name="Table1.A1" office:value-type="string">
            <text:p text:style-name="Standard">Baptist International Outreach<text:line-break/>1136 Romans Road<text:line-break/>Jefferson City, TN 37760</text:p>
          </table:table-cell>
        </table:table-row>
        <table:table-row>
          <table:table-cell table:style-name="Table1.A1" office:value-type="string">
            <text:p text:style-name="Standard">Información:</text:p>
          </table:table-cell>
          <table:table-cell table:style-name="Table1.A1" office:value-type="string">
            <text:p text:style-name="Standard"><text:a xlink:type="simple" xlink:href="http://www.reinavaleragomez.com/"><text:span text:style-name="T4">http://www.reinavaleragomez.com/</text:span></text:a></text:p>
          </table:table-cell>
        </table:table-row>
      </table:table>
      <text:p text:style-name="P2"/>
      <text:p text:style-name="P5"/>
      <text:p text:style-name="P6">Datos Generales del Módulo</text:p>
      <table:table table:name="Table2" table:style-name="Table2">
        <table:table-column table:style-name="Table2.A"/>
        <table:table-column table:style-name="Table2.B"/>
        <table:table-row>
          <table:table-cell office:value-type="string">
            <text:p text:style-name="Standard">Etiqueta:</text:p>
          </table:table-cell>
          <table:table-cell office:value-type="string">
            <text:p text:style-name="Standard">RVG2010</text:p>
          </table:table-cell>
        </table:table-row>
        <table:table-row>
          <table:table-cell office:value-type="string">
            <text:p text:style-name="Standard">Tipo:</text:p>
          </table:table-cell>
          <table:table-cell office:value-type="string">
            <text:p text:style-name="Standard">Biblia completa</text:p>
          </table:table-cell>
        </table:table-row>
        <table:table-row>
          <table:table-cell office:value-type="string">
            <text:p text:style-name="Standard">Canon:</text:p>
          </table:table-cell>
          <table:table-cell office:value-type="string">
            <text:p text:style-name="Standard">66 libros <text:span text:style-name="T5">KJV</text:span></text:p>
          </table:table-cell>
        </table:table-row>
        <table:table-row>
          <table:table-cell office:value-type="string">
            <text:p text:style-name="Standard">Última Revisión:</text:p>
          </table:table-cell>
          <table:table-cell office:value-type="string">
            <text:p text:style-name="Standard"><text:span text:style-name="T6">05</text:span> de <text:span text:style-name="T6">julio</text:span> 2014</text:p>
          </table:table-cell>
        </table:table-row>
      </table:table>
      <text:p text:style-name="P3"/>
      <text:p text:style-name="P3"/>
      <text:p text:style-name="Title">Reina Valera Gómez Licensing agreement for distribution.</text:p>
      <text:p text:style-name="Subtitle">Licencia de distribución para la Reina Valera Gómez.</text:p>
      <text:h text:style-name="Heading_20_1" text:outline-level="1">ENGLISH</text:h>
      <text:p text:style-name="P1">Overview: <text:a xlink:type="simple" xlink:href="http://creativecommons.org/licenses/by-nc-nd/3.0/">http://creativecommons.org/licenses/by-nc-nd/3.0/</text:a></text:p>
      <text:p text:style-name="P1">License</text:p>
      <text:p text:style-name="P1">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P1">BY EXERCISING ANY RIGHTS TO THE WORK PROVIDED HERE, <text:soft-page-break/>YOU ACCEPT AND AGREE TO BE BOUND BY THE TERMS OF THIS LICENSE. TO THE EXTENT THIS LICENSE MAY BE CONSIDERED TO BE A CONTRACT, THE LICENSOR GRANTS YOU THE RIGHTS CONTAINED HERE IN CONSIDERATION OF YOUR ACCEPTANCE OF SUCH TERMS AND CONDITIONS.</text:p>
      <text:list xml:id="list6471482828951351339" text:style-name="L1">
        <text:list-item>
          <text:p text:style-name="P8">Definitions</text:p>
          <text:list>
            <text:list-item>
              <text:p text:style-name="P8">"Adaptation"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p>
            </text:list-item>
            <text:list-item>
              <text:p text:style-name="P8">"Collection"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above) for the purposes of this License.</text:p>
            </text:list-item>
            <text:list-item>
              <text:p text:style-name="P8">"Distribute" means to make available to the public the original and copies of the Work through sale or other transfer of ownership.</text:p>
            </text:list-item>
            <text:list-item>
              <text:p text:style-name="P8">"Licensor" means the individual, individuals, entity or entities that offer(s) the Work under the terms of this License.</text:p>
            </text:list-item>
            <text:list-item>
              <text:p text:style-name="P8">"Original Author" means, in the case of a literary or artistic work, the individual, individuals, entity or entities who created the Work or if no individual or entity can be identified, the publisher; and in addition (i) in the case of a <text:soft-page-break/>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p>
            </text:list-item>
            <text:list-item>
              <text:p text:style-name="P8">"Work"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performer to the extent it is not otherwise considered a literary or artistic work.</text:p>
            </text:list-item>
            <text:list-item>
              <text:p text:style-name="P8">"You" means an individual or entity exercising rights under this License who has not previously violated the terms of this License with respect to the Work, or who has received express permission from the Licensor to exercise rights under this License despite a previous violation.</text:p>
            </text:list-item>
            <text:list-item>
              <text:p text:style-name="P8">"Publicly Perform"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text:soft-page-break/>digital performance; to broadcast and rebroadcast the Work by any means including signs, sounds or images.</text:p>
            </text:list-item>
            <text:list-item>
              <text:p text:style-name="P8">"Reproduce" means to make copies of the Work by any means including without limitation by sound or visual recordings and the right of fixation and reproducing fixations of the Work, including storage of a protected performance or phonogram in digital form or other electronic medium.</text:p>
            </text:list-item>
          </text:list>
        </text:list-item>
        <text:list-item>
          <text:p text:style-name="P8">Fair Dealing Rights. Nothing in this License is intended to reduce, limit, or restrict any uses free from copyright or rights arising from limitations or exceptions that are provided for in connection with the copyright protection under copyright law or other applicable laws.</text:p>
        </text:list-item>
        <text:list-item>
          <text:p text:style-name="P8">License Grant. Subject to the terms and conditions of this License, Licensor hereby grants You a worldwide, royalty-free, non-exclusive, perpetual (for the duration of the applicable copyright) license to exercise the rights in the Work as stated below:</text:p>
          <text:list>
            <text:list-item>
              <text:p text:style-name="P8">to Reproduce the Work, to incorporate the Work into one or more Collections, and to Reproduce the Work as incorporated in the Collections; and,</text:p>
            </text:list-item>
            <text:list-item>
              <text:p text:style-name="P8">to Distribute and Publicly Perform the Work including as incorporated in Collections.</text:p>
            </text:list-item>
          </text:list>
        </text:list-item>
      </text:list>
      <text:p text:style-name="P7">The above rights may be exercised in all media and formats whether now known or hereafter devised. The above rights include the right to make such modifications as are technically necessary to exercise the rights in other media and formats, but otherwise you have no rights to make Adaptations. Subject to 8(f), all rights not expressly granted by Licensor are hereby reserved, including but not limited to the rights set forth in Section 4(d).</text:p>
      <text:list xml:id="list135833078218715" text:continue-numbering="true" text:style-name="L1">
        <text:list-item>
          <text:p text:style-name="P8">Restrictions. The license granted in Section 3 above is expressly made subject to and limited by the following restrictions:</text:p>
          <text:list>
            <text:list-item>
              <text:p text:style-name="P8">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ext:soft-page-break/>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text:p>
            </text:list-item>
            <text:list-item>
              <text:p text:style-name="P8">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 connection with the exchange of copyrighted works.</text:p>
            </text:list-item>
            <text:list-item>
              <text:p text:style-name="P8">If You Distribute, or Publicly Perform the Work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The credit required by this Section 4(c) may be implemented in any reasonable manner; provided, however, that in the case of a Collection, at a minimum such credit will appear, if a credit for all contributing authors of Collection <text:soft-page-break/>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p>
            </text:list-item>
            <text:list-item>
              <text:p text:style-name="P8">For the avoidance of doubt:</text:p>
              <text:list>
                <text:list-item>
                  <text:p text:style-name="P8">Non-waivable Compulsory License Schemes. In those jurisdictions in which the right to collect royalties through any statutory or compulsory licensing scheme cannot be waived, the Licensor reserves the exclusive right to collect such royalties for any exercise by You of the rights granted under this License;</text:p>
                </text:list-item>
                <text:list-item>
                  <text:p text:style-name="P8">Waivable Compulsory License Schemes.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b) and otherwise waives the right to collect royalties through any statutory or compulsory licensing scheme; and,</text:p>
                </text:list-item>
                <text:list-item>
                  <text:p text:style-name="P8">Voluntary License Schemes. The Licensor reserves the right to collect royalties, whether individually or, in the event that the Licensor is a member of a collecting society that administers voluntary licensing schemes, via that society, from any exercise by You of the rights granted under this License that is for a purpose or use which is otherwise than noncommercial as permitted under Section 4(b).</text:p>
                </text:list-item>
              </text:list>
            </text:list-item>
            <text:list-item>
              <text:p text:style-name="P8">Except as otherwise agreed in writing by the Licensor or as may be otherwise permitted by applicable law, if You Reproduce, Distribute or Publicly Perform the Work either by itself or as part of any Collections, You must not distort, mutilate, modify or take other derogatory action in relation to <text:soft-page-break/>the Work which would be prejudicial to the Original Author's honor or reputation.</text:p>
            </text:list-item>
          </text:list>
        </text:list-item>
        <text:list-item>
          <text:p text:style-name="P8">Representations, Warranties and Disclaimer<text:line-break/>UNLESS OTHERWISE MUTUALLY AGREED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list-item>
        <text:list-item>
          <text:p text:style-name="P8">Limitation on Liability.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p>
        </text:list-item>
        <text:list-item>
          <text:p text:style-name="P8">Termination</text:p>
          <text:list>
            <text:list-item>
              <text:p text:style-name="P8">This License and the rights granted hereunder will terminate automatically upon any breach by You of the terms of this License. Individuals or entities who have received Collections from You under this License, however, will not have their licenses terminated provided such individuals or entities remain in full compliance with those licenses. Sections 1, 2, 5, 6, 7, and 8 will survive any termination of this License.</text:p>
            </text:list-item>
            <text:list-item>
              <text:p text:style-name="P8">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p>
            </text:list-item>
          </text:list>
        </text:list-item>
        <text:list-item>
          <text:p text:style-name="P8"><text:soft-page-break/>Miscellaneous</text:p>
          <text:list>
            <text:list-item>
              <text:p text:style-name="P8">Each time You Distribute or Publicly Perform the Work or a Collection, the Licensor offers to the recipient a license to the Work on the same terms and conditions as the license granted to You under this License.</text:p>
            </text:list-item>
            <text:list-item>
              <text:p text:style-name="P8">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p>
            </text:list-item>
            <text:list-item>
              <text:p text:style-name="P8">No term or provision of this License shall be deemed waived and no breach consented to unless such waiver or consent shall be in writing and signed by the party to be charged with such waiver or consent.</text:p>
            </text:list-item>
            <text:list-item>
              <text:p text:style-name="P8">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p>
            </text:list-item>
            <text:list-item>
              <text:p text:style-name="P8">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p>
            </text:list-item>
          </text:list>
        </text:list-item>
      </text:list>
      <text:h text:style-name="Heading_20_1" text:outline-level="1"><text:soft-page-break/>ESPAÑOL</text:h>
      <text:p text:style-name="P1">Resumen: <text:a xlink:type="simple" xlink:href="http://creativecommons.org/licenses/by-nc-nd/3.0/deed.es_ES">http://creativecommons.org/licenses/by-nc-nd/3.0/deed.es_ES</text:a></text:p>
      <text:p text:style-name="P1">Licencia</text:p>
      <text:p text:style-name="P1">LA OBRA O LA PRESTACIÓN (SEGÚN SE DEFINEN MÁS ADELANTE) SE PROPORCIONA BAJO LOS TÉRMINOS DE ESTA LICENCIA PÚBLICA DE CREATIVE COMMONS (CCPL</text:p>
      <text:p text:style-name="P1">O LICENCIA). LA OBRA O LA PRESTACIÓN SE ENCUENTRA PROTEGIDA POR LA LEY ESPAÑOLA DE PROPIEDAD INTELECTUAL Y/O CUALESQUIERA OTRAS NORMAS QUE RESULTEN DE APLICACIÓN. QUEDA PROHIBIDO CUALQUIER USO DE LA OBRA O PRESTACIÓN DIFERENTE A LO AUTORIZADO BAJO ESTA LICENCIA O LO DISPUESTO EN LA LEY DE PROPIEDAD INTELECTUAL.</text:p>
      <text:p text:style-name="P1">MEDIANTE EL EJERCICIO DE CUALQUIER DERECHO SOBRE LA OBRA O LA PRESTACIÓN, USTED ACEPTA Y CONSIENTE LAS LIMITACIONES Y OBLIGACIONES DE ESTA LICENCIA, SIN PERJUICIO DE LA NECESIDAD DE CONSENTIMIENTO EXPRESO EN CASO DE VIOLACIÓN PREVIA DE LOS TÉRMINOS DE LA MISMA. EL LICENCIADOR LE CONCEDE LOS DERECHOS CONTENIDOS EN ESTA LICENCIA, SIEMPRE QUE USTED ACEPTE LOS PRESENTES TÉRMINOS Y CONDICIONES.</text:p>
      <text:list xml:id="list1100630123553904624" text:style-name="L2">
        <text:list-item>
          <text:p text:style-name="P9">Definiciones</text:p>
          <text:list>
            <text:list-item>
              <text:p text:style-name="P9">La obra es la creación literaria, artística o científica ofrecida bajo los términos de esta licencia.</text:p>
            </text:list-item>
            <text:list-item>
              <text:p text:style-name="P9">En esta licencia se considera una prestación cualquier interpretación, ejecución, fonograma, grabación audiovisual, emisión o transmisión, mera fotografía u otros objetos protegidos por la legislación de propiedad intelectual vigente aplicable.</text:p>
            </text:list-item>
            <text:list-item>
              <text:p text:style-name="P9">La aplicación de esta licencia a una colección (definida más adelante) afectará únicamente a su estructura en cuanto forma de expresión de la selección o disposición de sus contenidos, no siendo extensiva a éstos. En este caso la colección tendrá la consideración de obra a efectos de esta licencia.</text:p>
            </text:list-item>
            <text:list-item>
              <text:p text:style-name="P9">El titular originario es:</text:p>
              <text:list>
                <text:list-item>
                  <text:p text:style-name="P9">En el caso de una obra literaria, artística o científica, la persona natural o grupo de personas que creó la obra.</text:p>
                </text:list-item>
                <text:list-item>
                  <text:p text:style-name="P9">En el caso de una obra colectiva, la persona que la edite y <text:soft-page-break/>divulgue bajo su nombre, salvo pacto contrario.</text:p>
                </text:list-item>
                <text:list-item>
                  <text:p text:style-name="P9">En el caso de una interpretación o ejecución, el actor, cantante, músico, o cualquier otra persona <text:s/>que represente, cante, lea, recite, interprete o ejecute en cualquier forma una obra.</text:p>
                </text:list-item>
                <text:list-item>
                  <text:p text:style-name="P9">En el caso de un fonograma, el productor fonográfico, es decir, la persona natural o jurídica bajo cuya iniciativa y responsabilidad se realiza por primera vez una fijación exclusivamente sonora de la ejecución de una obra o de otros sonidos.</text:p>
                </text:list-item>
                <text:list-item>
                  <text:p text:style-name="P9">En el caso de una grabación audiovisual, el productor de la grabación, es decir, la persona natural o jurídica que tenga la iniciativa y asuma la responsabilidad de las fijaciones de un plano o secuencia de imágenes, con o sin sonido.</text:p>
                </text:list-item>
                <text:list-item>
                  <text:p text:style-name="P9">En el caso de una emisión o una transmisión, la entidad de radiodifusión.</text:p>
                </text:list-item>
                <text:list-item>
                  <text:p text:style-name="P9">En el caso de una mera fotografía, aquella persona que la haya realizado.</text:p>
                </text:list-item>
                <text:list-item>
                  <text:p text:style-name="P10">En el caso de otros objetos protegidos por la legislación de propiedad intelectual vigente, la persona que ésta señale.</text:p>
                </text:list-item>
              </text:list>
            </text:list-item>
            <text:list-item>
              <text:p text:style-name="P10">Se considerarán obras derivadas aquellas obras creadas a partir de la licenciada, como por ejemplo: las traducciones y adaptaciones; las revisiones, actualizaciones y anotaciones; los compendios, resúmenes y extractos; los arreglos musicales y, en general, cualesquiera transformaciones de una obra literaria, artística o científica. Para evitar la duda, si la obra consiste en una composición musical o grabación de sonidos, la sincronización temporal de la obra con una imagen en movimiento (synching) será considerada como una obra derivada a efectos de esta licencia.</text:p>
            </text:list-item>
            <text:list-item>
              <text:p text:style-name="P10">Tendrán la consideración de colecciones la recopilación de obras ajenas, de datos o de otros elementos independientes como las antologías y las bases de datos que por la selección o disposición de sus contenidos constituyan creaciones intelectuales. La mera incorporación de una obra en una colección no dará lugar a una derivada a efectos de esta licencia.</text:p>
            </text:list-item>
            <text:list-item>
              <text:p text:style-name="P10">El licenciador es la persona o la entidad que ofrece la obra o prestación bajo los términos de esta licencia y le concede los derechos de explotación de la misma conforme a lo dispuesto <text:soft-page-break/>en ella.</text:p>
            </text:list-item>
            <text:list-item>
              <text:p text:style-name="P10">Usted es la persona o la entidad que ejercita los derechos concedidos mediante esta licencia y que no ha violado previamente los términos de la misma con respecto a la obra o la prestación, o que ha recibido el permiso expreso del licenciador de ejercitar los derechos concedidos mediante esta licencia a pesar de una violación anterior.</text:p>
            </text:list-item>
            <text:list-item>
              <text:p text:style-name="P10">La transformación de una obra comprende su traducción, adaptación y cualquier otra modificación en su forma de la que se derive una obra diferente. La creación resultante de la transformación de una obra tendrá la consideración de obra derivada.</text:p>
            </text:list-item>
            <text:list-item>
              <text:p text:style-name="P10">Se entiende por reproducción la fijación directa o indirecta, provisional o permanente, por cualquier medio y en cualquier forma, de toda la obra o la prestación o de parte de ella, que permita su comunicación o la obtención de copias.</text:p>
            </text:list-item>
            <text:list-item>
              <text:p text:style-name="P10">Se entiende por distribución la puesta a disposición del público del original o de las copias de la obra o la prestación, en un soporte tangible, mediante su venta, alquiler, préstamo o de cualquier otra forma.</text:p>
            </text:list-item>
            <text:list-item>
              <text:p text:style-name="P10">Se entiende por comunicación pública todo acto por el cual una pluralidad de personas, que no pertenezcan al ámbito doméstico de quien la lleva a cabo, pueda tener acceso a la obra o la prestación sin previa distribución de ejemplares a cada una de ellas. Se considera comunicación pública la puesta a disposición del público de obras o prestaciones por procedimientos alámbricos o inalámbricos, de tal forma que cualquier persona pueda acceder a ellas desde el lugar y en el momento que elija.</text:p>
            </text:list-item>
            <text:list-item>
              <text:p text:style-name="P10">La explotación de la obra o la prestación comprende la reproducción, la distribución, la comunicación pública y, en su caso, la transformación.</text:p>
            </text:list-item>
          </text:list>
        </text:list-item>
        <text:list-item>
          <text:p text:style-name="P10">Límites de los derechos. Nada en esta licencia pretende reducir o restringir cualesquiera límites legales de los derechos exclusivos del titular de los derechos de propiedad intelectual de acuerdo con la Ley de propiedad intelectual o cualesquiera otras leyes aplicables, ya sean derivados de usos legítimos, tales como la copia privada o la cita, u otras limitaciones como la resultante de la primera venta de ejemplares (agotamiento).</text:p>
        </text:list-item>
        <text:list-item>
          <text:p text:style-name="P10">Concesión de licencia. Conforme a los términos y a las condiciones de esta licencia, el licenciador concede, por el plazo <text:soft-page-break/>de protección de los derechos de propiedad intelectual y a título gratuito, una licencia de ámbito mundial no exclusiva que incluye los derechos siguientes:</text:p>
          <text:list>
            <text:list-item>
              <text:p text:style-name="P10">Derecho de reproducción, distribución y comunicación pública de la obra o la prestación.</text:p>
            </text:list-item>
            <text:list-item>
              <text:p text:style-name="P10">Derecho a incorporar la obra o la prestación en una o más colecciones.</text:p>
            </text:list-item>
            <text:list-item>
              <text:p text:style-name="P10">Derecho de reproducción, distribución y comunicación pública de la obra o la prestación lícitamente incorporada en una colección.</text:p>
            </text:list-item>
            <text:list-item>
              <text:p text:style-name="P10">Derecho a extraer y reutilizar la obra o la prestación de una base de datos. Estos derechos se pueden ejercitar en todos los medios y formatos, tangibles o intangibles, conocidos en el momento de la concesión de esta licencia. Los derechos mencionados incluyen el derecho a efectuar las modificaciones que sean precisas técnicamente para el ejercicio de los derechos en otros medios y formatos. Todos los derechos no concedidos expresamente por el licenciador quedan reservados, incluyendo, a título enunciativo pero no limitativo, los establecidos en la sección 4.e, así como los derechos morales irrenunciables reconocidos por la ley aplicable. En la medida en que el licenciador ostente derechos exclusivos previstos por la ley nacional vigente que implementa la directiva europea en materia de derecho sui generis sobre bases de datos, renuncia expresamente a dichos derechos exclusivos.</text:p>
            </text:list-item>
          </text:list>
        </text:list-item>
        <text:list-item>
          <text:p text:style-name="P10">Restricciones. La concesión de derechos que supone esta licencia se encuentra sujeta y limitada a las restricciones siguientes:</text:p>
          <text:list>
            <text:list-item>
              <text:p text:style-name="P10">Usted puede reproducir, distribuir o comunicar públicamente la obra o prestación solamente bajo los términos de esta licencia y debe incluir una copia de la misma, o su Identificador Uniforme de Recurso (URI). Usted no puede ofrecer o imponer ninguna condición sobre la obra o prestación que altere o restrinja los términos de esta licencia o el ejercicio de sus derechos por parte de los concesionarios de la misma. Usted no puede sublicenciar la obra o prestación. Usted debe mantener intactos todos los avisos que se refieran a esta licencia y a la ausencia de garantías. Usted no puede reproducir, distribuir o comunicar públicamente la obra o prestación con medidas tecnológicas <text:soft-page-break/>que controlen el acceso o el uso de una manera contraria a los términos de esta licencia. Esta sección 4.a también afecta a la obra o prestación incorporada en una colección, pero ello no implica que ésta en su conjunto quede automáticamente o deba quedar sujeta a los términos de la misma. En el caso que le sea requerido, previa comunicación del licenciador, si usted incorpora la obra en una colección, deberá quitar cualquier crédito requerido en el apartado 4.c, en la medida de lo posible.</text:p>
            </text:list-item>
            <text:list-item>
              <text:p text:style-name="P10">Usted no puede ejercitar ninguno de los derechos concedidos en la sección 3 anterior de manera que pretenda principalmente o su actuación se dirija a la obtención de un beneficio mercantil o una contraprestación monetaria. El intercambio de la obra por otras obras protegidas por la propiedad intelectual mediante sistemas de compartir archivos no se considerará como una manera que pretenda principalmente o se encuentre dirigida hacia la obtención de un beneficio mercantil o una contraprestación monetaria, siempre que no haya ningún pago en relación con el intercambio de las obras protegidas.</text:p>
            </text:list-item>
            <text:list-item>
              <text:p text:style-name="P10">Si usted reproduce, distribuye o comunica públicamente la obra o la prestación, o una colección que la incorpore, debe mantener intactos todos los avisos sobre la propiedad intelectual e indicar, de manera razonable conforme al medio o a los medios que usted esté utilizando:</text:p>
              <text:list>
                <text:list-item>
                  <text:p text:style-name="P10">El nombre del autor original, o el seudónimo si es el caso, así como el del titular originario, si le es facilitado.</text:p>
                </text:list-item>
                <text:list-item>
                  <text:p text:style-name="P10">El nombre de aquellas partes (por ejemplo: institución, publicación, revista) que el titular originario y/o el licenciador designen para ser reconocidos en el aviso legal, las condiciones de uso, o de cualquier otra manera razonable.</text:p>
                </text:list-item>
                <text:list-item>
                  <text:p text:style-name="P10">El título de la obra o la prestación si le es facilitado.</text:p>
                </text:list-item>
                <text:list-item>
                  <text:p text:style-name="P10">El URI, si existe, que el licenciador especifique para ser vinculado a la obra o la prestación, a menos que tal URI no se refiera al aviso legal o a la información sobre la licencia de la obra o la prestación.</text:p>
                </text:list-item>
              </text:list>
            </text:list-item>
          </text:list>
        </text:list-item>
      </text:list>
      <text:p text:style-name="P7">Este reconocimiento debe hacerse de manera razonable. En el caso de incorporación en una colección estos créditos deberán aparecer como mínimo en el mismo lugar donde se hallen los correspondientes a otros autores o titulares y de forma <text:soft-page-break/>comparable a los mismos. Para evitar la duda, los créditos requeridos en esta sección sólo serán utilizados a efectos de atribución de la obra o la prestación en la manera especificada anteriormente. Sin un permiso previo por escrito, usted no puede afirmar ni dar a entender implícitamente ni explícitamente ninguna conexión, patrocinio o aprobación por parte del titular originario, el licenciador y/o las partes reconocidas hacia usted o hacia el uso que hace de la obra o la prestación.<text:line-break/></text:p>
      <text:list xml:id="list135831756637391" text:continue-numbering="true" text:style-name="L2">
        <text:list-item>
          <text:list>
            <text:list-item>
              <text:p text:style-name="P10">Para evitar cualquier duda, debe hacerse notar que las restricciones anteriores (párrafos 4.a, 4.b y 4.c) no son de aplicación a aquellas partes de la obra o la prestación objeto de esta licencia que únicamente puedan ser protegidas mediante el derecho sui generis sobre bases de datos recogido por la ley nacional vigente implementando la directiva europea de bases de datos</text:p>
            </text:list-item>
            <text:list-item>
              <text:p text:style-name="P10">Para evitar cualquier duda, el titular originario conserva:</text:p>
              <text:list>
                <text:list-item>
                  <text:p text:style-name="P10">El derecho a percibir las remuneraciones o compensaciones previstas por actos de explotación de la obra o prestación, calificadas por la ley como irrenunciables e inalienables y sujetas a gestión colectiva obligatoria.</text:p>
                </text:list-item>
                <text:list-item>
                  <text:p text:style-name="P10">El derecho exclusivo a percibir, tanto individualmente como mediante una entidad de gestión colectiva de derechos, cualquier remuneración derivada de actos de explotación de la obra o prestación que usted realice que no queden sujetos a esta licencia de acuerdo con lo establecido en el apartado 4.b.</text:p>
                </text:list-item>
              </text:list>
            </text:list-item>
          </text:list>
        </text:list-item>
        <text:list-item>
          <text:p text:style-name="P10">Exoneración de responsabilidad<text:line-break/>A MENOS QUE SE ACUERDE MUTUAMENTE ENTRE LAS PARTES, EL LICENCIADOR OFRECE LA OBRA O LA PRESTACIÓN TAL CUAL (ON AN "AS-IS" BASIS) Y NO CONFIERE NINGUNA GARANTÍA DE CUALQUIER TIPO RESPECTO DE LA OBRA O LA PRESTACIÓN O DE LA PRESENCIA O AUSENCIA DE ERRORES QUE PUEDAN O NO SER DESCUBIERTOS. ALGUNAS JURISDICCIONES NO PERMITEN LA EXCLUSIÓN DE TALES GARANTÍAS, POR LO QUE TAL EXCLUSIÓN PUEDE NO SER DE APLICACIÓN A USTED.</text:p>
        </text:list-item>
        <text:list-item>
          <text:p text:style-name="P10">Limitación de responsabilidad. SALVO QUE LO DISPONGA <text:soft-page-break/>EXPRESA E IMPERATIVAMENTE LA LEY APLICABLE, EN NINGÚN CASO EL LICENCIADOR SERÁ RESPONSABLE ANTE USTED POR CUALESQUIERA DAÑOS RESULTANTES, GENERALES O ESPECIALES (INCLUIDO EL DAÑO EMERGENTE Y EL LUCRO CESANTE), FORTUITOS O CAUSALES, DIRECTOS O INDIRECTOS, PRODUCIDOS EN CONEXIÓN CON ESTA LICENCIA O EL USO DE LA OBRA O LA PRESTACIÓN, INCLUSO SI EL LICENCIADOR HUBIERA SIDO INFORMADO DE LA POSIBILIDAD DE TALES DAÑOS.</text:p>
        </text:list-item>
        <text:list-item>
          <text:p text:style-name="P10">Finalización de la licencia</text:p>
          <text:list>
            <text:list-item>
              <text:p text:style-name="P10">Esta licencia y la concesión de los derechos que contiene terminarán automáticamente en caso de cualquier incumplimiento de los términos de la misma. Las personas o entidades que hayan recibido de usted colecciones bajo esta licencia, sin embargo, no verán sus licencias finalizadas, siempre que tales personas o entidades se mantengan en el cumplimiento íntegro de esta licencia. Las secciones 1, 2, 5, 6, 7 y 8 permanecerán vigentes pese a cualquier finalización de esta licencia.</text:p>
            </text:list-item>
            <text:list-item>
              <text:p text:style-name="P10">Conforme a las condiciones y términos anteriores, la concesión de derechos de esta licencia es vigente por todo el plazo de protección de los derechos de propiedad intelectual según la ley aplicable. A pesar de lo anterior, el licenciador se reserva el derecho a divulgar o publicar la obra o la prestación en condiciones distintas a las presentes, o de retirar la obra o la prestación en cualquier momento. No obstante, ello no supondrá dar por concluida esta licencia (o cualquier otra licencia que haya sido concedida, o sea necesario ser concedida, bajo los términos de esta licencia), que continuará vigente y con efectos completos a no ser que haya finalizado conforme a lo establecido anteriormente, sin perjuicio del derecho moral de arrepentimiento en los términos reconocidos por la ley de propiedad intelectual aplicable.</text:p>
            </text:list-item>
          </text:list>
        </text:list-item>
        <text:list-item>
          <text:p text:style-name="P10">Miscelánea</text:p>
          <text:list>
            <text:list-item>
              <text:p text:style-name="P10">Cada vez que usted realice cualquier tipo de explotación de la obra o la prestación, o de una colección que la incorpore, el licenciador ofrece a los terceros y sucesivos licenciatarios la concesión de derechos sobre la obra o la prestación en las mismas condiciones y términos que la licencia concedida a usted.</text:p>
            </text:list-item>
            <text:list-item>
              <text:p text:style-name="P10"><text:soft-page-break/>Si alguna disposición de esta licencia resulta inválida o inaplicable según la Ley vigente, ello no afectará la validez o aplicabilidad del resto de los términos de esta licencia y, sin ninguna acción adicional por cualquiera las partes de este acuerdo, tal disposición se entenderá reformada en lo estrictamente necesario para hacer que tal disposición sea válida y ejecutiva.</text:p>
            </text:list-item>
            <text:list-item>
              <text:p text:style-name="P10">No se entenderá que existe renuncia respecto de algún término o disposición de esta licencia, ni que se consiente violación alguna de la misma, a menos que tal renuncia o consentimiento figure por escrito y lleve la firma de la parte que renuncie o consienta.</text:p>
            </text:list-item>
            <text:list-item>
              <text:p text:style-name="P10">Esta licencia constituye el acuerdo pleno entre las partes con respecto a la obra o la prestación objeto de la licencia. No caben interpretaciones, acuerdos o condiciones con respecto a la obra o la prestación que no se encuentren expresamente especificados en la presente licencia. El licenciador no estará obligado por ninguna disposición complementaria que pueda aparecer en cualquier comunicación que le haga llegar usted. Esta licencia no se puede modificar sin el mutuo acuerdo por escrito entre el licenciador y usted.</text:p>
            </text:list-item>
          </text:list>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lainBlackWide" svg:font-family="PlainBlackWide"/>
    <style:font-face style:name="Droid Serif" svg:font-family="'Droid Serif'" style:font-family-generic="roman"/>
    <style:font-face style:name="Georgia" svg:font-family="Georgia" style:font-family-generic="roman"/>
    <style:font-face style:name="FreeSans1" svg:font-family="FreeSans" style:font-family-generic="swiss"/>
    <style:font-face style:name="DejaVu Serif" svg:font-family="'DejaVu Serif'" style:font-adornments="Book" style:font-family-generic="roman" style:font-pitch="variable"/>
    <style:font-face style:name="Droid Serif1" svg:font-family="'Droid Serif'" style:font-adornments="Bold" style:font-family-generic="roman" style:font-pitch="variable"/>
    <style:font-face style:name="Droid Serif2" svg:font-family="'Droid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roid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roid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DejaVu Serif" fo:font-family="'DejaVu Serif'" style:font-style-name="Book"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PlainBlackWide" fo:font-family="PlainBlackWid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Droid Serif" fo:font-family="'Droid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Droid Serif" fo:font-family="'Droid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erif" fo:font-family="'Droid Serif'"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Droid Serif1" fo:font-family="'Droid Serif'" style:font-style-name="Bold" style:font-family-generic="roman"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Droid Serif2" fo:font-family="'Droid Serif'" style:font-style-name="Regular" style:font-family-generic="roma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roid Serif1" fo:font-family="'Droid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Droid Serif1" fo:font-family="'Droid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19:44:17.175815016</meta:creation-date>
    <dc:date>2014-10-18T13:58:30.907814074</dc:date>
    <meta:editing-duration>PT1M37S</meta:editing-duration>
    <meta:editing-cycles>4</meta:editing-cycles>
    <meta:generator>LibreOffice/4.2.6.3$Linux_X86_64 LibreOffice_project/420m0$Build-3</meta:generator>
    <meta:document-statistic meta:table-count="2" meta:image-count="0" meta:object-count="0" meta:page-count="16" meta:paragraph-count="122" meta:word-count="5236" meta:character-count="32405" meta:non-whitespace-character-count="27371"/>
  </office:meta>
</office:document-meta>
</file>